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ac3b0" officeooo:paragraph-rsid="001ac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разделе продукция между «фасадная доска» и «обработка деревянных элементов» пропуск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20:56:26.321000000</meta:creation-date>
    <dc:date>2023-10-02T20:57:30.969000000</dc:date>
    <meta:editing-duration>PT1M4S</meta:editing-duration>
    <meta:editing-cycles>1</meta:editing-cycles>
    <meta:document-statistic meta:table-count="0" meta:image-count="0" meta:object-count="0" meta:page-count="1" meta:paragraph-count="1" meta:word-count="11" meta:character-count="85" meta:non-whitespace-character-count="75"/>
    <meta:generator>LibreOffice/7.5.5.2$Windows_X86_64 LibreOffice_project/ca8fe7424262805f223b9a2334bc7181abbcbf5e</meta:generator>
  </office:meta>
</office:document-meta>
</file>